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f2b1e"/>
    </style:style>
    <style:style style:name="P2" style:family="paragraph" style:parent-style-name="Text_20_body">
      <style:paragraph-properties fo:text-align="justify" style:justify-single-word="false"/>
      <style:text-properties fo:language="bg" fo:country="BG" officeooo:paragraph-rsid="001f2b1e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language="bg" fo:country="BG" officeooo:rsid="001f9060" officeooo:paragraph-rsid="001f9060"/>
    </style:style>
    <style:style style:name="P4" style:family="paragraph" style:parent-style-name="Text_20_body">
      <style:paragraph-properties fo:text-align="start" style:justify-single-word="false"/>
      <style:text-properties fo:language="bg" fo:country="BG" officeooo:paragraph-rsid="001f2b1e"/>
    </style:style>
    <style:style style:name="P5" style:family="paragraph" style:parent-style-name="Text_20_body">
      <style:paragraph-properties fo:text-align="start" style:justify-single-word="false"/>
      <style:text-properties fo:language="bg" fo:country="BG" officeooo:paragraph-rsid="001f9060"/>
    </style:style>
    <style:style style:name="P6" style:family="paragraph" style:parent-style-name="Heading_20_3">
      <style:paragraph-properties fo:text-align="center" style:justify-single-word="false"/>
      <style:text-properties officeooo:paragraph-rsid="001f2b1e"/>
    </style:style>
    <style:style style:name="P7" style:family="paragraph" style:parent-style-name="Heading_20_2">
      <style:paragraph-properties fo:text-align="center" style:justify-single-word="false"/>
      <style:text-properties officeooo:paragraph-rsid="001f2b1e"/>
    </style:style>
    <style:style style:name="T1" style:family="text">
      <style:text-properties officeooo:rsid="001f2b1e"/>
    </style:style>
    <style:style style:name="T2" style:family="text">
      <style:text-properties officeooo:rsid="001f9060"/>
    </style:style>
    <style:style style:name="T3" style:family="text">
      <style:text-properties style:font-name="Times New Roman" officeooo:rsid="001ec4e4"/>
    </style:style>
    <style:style style:name="T4" style:family="text">
      <style:text-properties style:font-name="Times New Roman" officeooo:rsid="001f90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Сдружение с нестопанска цел "ТУКСКОН"</text:h>
      <text:h text:style-name="P6" text:outline-level="3"><text:span text:style-name="T1">СВИДЕТЕЛСТВО</text:span> ЗА ДАРЕНИЕ</text:h>
      <text:p text:style-name="P1"/>
      <text:p text:style-name="P2"/>
      <text:p text:style-name="P4">С благодарност към <text:span text:style-name="T3">.............................................................., Булстат .............................., с адрес ................................................., представлявано от ...........................................................,</text:span></text:p>
      <text:p text:style-name="P5">за направеното дарение в размер на <text:span text:style-name="T2">500</text:span> лв. (<text:span text:style-name="T2">петстотин </text:span>лева) в полза на <text:span text:style-name="T3">Сдружение с нестопанска цел в обществена полза "ТУКСКОН", код по БУЛСТАТ 176898488, с адрес ул. Антим I №7, Пловдив, 4000 и вписано в регистъра за сдружения с нестопанска цел с решение на Пловдивски окръжен съд №236 от 15.07.2015г</text:span><text:span text:style-name="T4">.</text:span></text:p>
      <text:p text:style-name="P3"/>
      <text:p text:style-name="P3"/>
      <text:p text:style-name="P3"/>
      <text:p text:style-name="P2">Дата: <text:span text:style-name="T2">25 май 2018г<text:tab/><text:tab/><text:tab/><text:tab/><text:tab/><text:tab/></text:span>За Надарения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0:31:22.877742231</meta:creation-date>
    <meta:generator>LibreOffice/5.4.6.2$Linux_X86_64 LibreOffice_project/40m0$Build-2</meta:generator>
    <dc:date>2018-05-22T10:48:21.253848796</dc:date>
    <meta:editing-duration>PT7M26S</meta:editing-duration>
    <meta:editing-cycles>7</meta:editing-cycles>
    <meta:document-statistic meta:table-count="0" meta:image-count="0" meta:object-count="0" meta:page-count="1" meta:paragraph-count="5" meta:word-count="77" meta:character-count="659" meta:non-whitespace-character-count="582"/>
  </office:meta>
</office:document-meta>
</file>